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" style:family="paragraph" style:parent-style-name="Footer">
      <style:text-properties fo:color="#ff0000" loext:opacity="100%" fo:font-size="8pt" style:font-size-asian="8pt" style:font-size-complex="8pt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5" style:family="paragraph" style:parent-style-name="Footer">
      <style:text-properties style:text-position="super 58%" fo:font-size="8pt" style:font-size-asian="8pt" style:font-size-complex="8pt"/>
    </style:style>
    <style:style style:name="P6" style:family="paragraph" style:parent-style-name="Footer">
      <style:text-properties fo:font-size="8pt" style:font-size-asian="8pt" style:font-size-complex="8pt"/>
    </style:style>
    <style:style style:name="P7" style:family="paragraph" style:parent-style-name="Footer">
      <style:text-properties officeooo:paragraph-rsid="001290b7"/>
    </style:style>
    <style:style style:name="P8" style:family="paragraph" style:parent-style-name="Heading_20_1" style:master-page-name="Converted1">
      <style:paragraph-properties style:page-number="auto"/>
    </style:style>
    <style:style style:name="P9" style:family="paragraph" style:parent-style-name="Heading_20_1" style:master-page-name="Converted2">
      <style:paragraph-properties style:page-number="auto"/>
    </style:style>
    <style:style style:name="P10" style:family="paragraph" style:parent-style-name="Heading_20_1" style:master-page-name="Converted4">
      <style:paragraph-properties style:page-number="auto"/>
    </style:style>
    <style:style style:name="P11" style:family="paragraph" style:parent-style-name="Heading_20_2" style:master-page-name="Converted3">
      <style:paragraph-properties style:page-number="auto"/>
    </style:style>
    <style:style style:name="P12" style:family="paragraph" style:parent-style-name="List_20_Paragraph" style:list-style-name="WWNum2"/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size="15pt" style:font-size-asian="15pt" style:font-size-complex="15pt"/>
    </style:style>
    <style:style style:name="T1" style:family="text">
      <style:text-properties text:display="true"/>
    </style:style>
    <style:style style:name="T2" style:family="text">
      <style:text-properties fo:font-size="11pt" style:letter-kerning="true" style:font-size-asian="11pt" style:language-asian="ja" style:country-asian="JP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0000" loext:opacity="100%" fo:font-size="8pt" style:font-size-asian="8pt" style:font-size-complex="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8eaadb" loext:opacity="100%" fo:font-size="22pt" style:font-size-asian="22pt" style:font-size-complex="22pt">
        <loext:char-complex-color loext:theme-type="accent1" loext:color-type="theme">
          <loext:transformation loext:type="tint" loext:value="4000"/>
        </loext:char-complex-color>
      </style:text-properties>
    </style:style>
    <style:style style:name="T8" style:family="text">
      <style:text-properties fo:color="#8eaadb" loext:opacity="100%">
        <loext:char-complex-color loext:theme-type="accent1" loext:color-type="theme">
          <loext:transformation loext:type="tint" loext:value="4000"/>
        </loext:char-complex-color>
      </style:text-properties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ize="8pt" style:font-size-asian="8pt" style:font-size-complex="8pt"/>
    </style:style>
    <style:style style:name="T11" style:family="text">
      <style:text-properties style:text-position="super 58%" fo:font-size="8pt" officeooo:rsid="001290b7" style:font-size-asian="8pt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ainstorm &amp; Research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Contents</text:p>
          </text:index-title>
          <text:p text:style-name="P1" loext:marker-style-name="T2"><text:a xlink:type="simple" xlink:href="#_Toc148895216" text:style-name="Index_20_Link" text:visited-style-name="Index_20_Link">Disclaimer<text:span text:style-name="T1"><text:tab/>2</text:span></text:a></text:p>
          <text:p text:style-name="P1" loext:marker-style-name="T2"><text:a xlink:type="simple" xlink:href="#_Toc148895217" text:style-name="Index_20_Link" text:visited-style-name="Index_20_Link">Ideas<text:span text:style-name="T1"><text:tab/>3</text:span></text:a></text:p>
          <text:p text:style-name="P2" loext:marker-style-name="T2"><text:a xlink:type="simple" xlink:href="#_Toc148895218" text:style-name="Index_20_Link" text:visited-style-name="Index_20_Link">Non-Euclidean Shooter<text:span text:style-name="T1"><text:tab/>3</text:span></text:a></text:p>
          <text:p text:style-name="P1" loext:marker-style-name="T2"><text:a xlink:type="simple" xlink:href="#_Toc148895219" text:style-name="Index_20_Link" text:visited-style-name="Index_20_Link">Bibliography<text:span text:style-name="T1"><text:tab/>4</text:span></text:a></text:p>
          <text:p text:style-name="P13" loext:marker-style-name="T3"/>
        </text:index-body>
      </text:table-of-content>
      <text:p text:style-name="Standard" loext:marker-style-name="T3"><text:s/><text:span text:style-name="T3"/></text:p>
      <text:h text:style-name="P8" text:outline-level="1" loext:marker-style-name="T4"><text:bookmark-start text:name="_Toc148895216"/><text:span text:style-name="T4">Disclaimer</text:span><text:bookmark-end text:name="_Toc148895216"/><text:span text:style-name="T4"/></text:h>
      <text:p text:style-name="P14">Any text inspired or generated by ChatGPT will be coloured <text:span text:style-name="T8">like this</text:span> for transparency’s sake. I think any ideas that aren’t mine should be disclosed. I won’t be using it very much, but when I do, you should know.</text:p>
      <text:h text:style-name="P9" text:outline-level="1"><text:bookmark-start text:name="_Toc148895217"/>Ideas<text:bookmark-end text:name="_Toc148895217"/></text:h>
      <text:p text:style-name="Standard"/>
      <text:h text:style-name="Heading_20_2" text:outline-level="2"><text:bookmark-start text:name="_Toc148895218"/>Non-Euclidean Shooter<text:bookmark-end text:name="_Toc148895218"/></text:h>
      <text:list text:style-name="WWNum2">
        <text:list-item>
          <text:p text:style-name="P12">Non-Euclidean = Doesn’t make geometrical sense (rooms overlap, you end up where you shouldn’t be, etc.) <text:span text:style-name="T9">[1]</text:span></text:p>
        </text:list-item>
        <text:list-item>
          <text:p text:style-name="P12">Reload Feature: hold R and swipe mouse up, left, right, down.</text:p>
          <text:list>
            <text:list-item>
              <text:p text:style-name="P12">Up to pull your weapon up.</text:p>
            </text:list-item>
            <text:list-item>
              <text:p text:style-name="P12">Left to drop your magazine.</text:p>
            </text:list-item>
            <text:list-item>
              <text:p text:style-name="P12">Right to load another one.</text:p>
            </text:list-item>
            <text:list-item>
              <text:p text:style-name="P12">Down to put your gun back down.</text:p>
            </text:list-item>
          </text:list>
        </text:list-item>
        <text:list-item>
          <text:p text:style-name="P12">Maybe add a Slow Down Time feature to the reload.</text:p>
        </text:list-item>
        <text:list-item>
          <text:p text:style-name="P12">Genre:</text:p>
          <text:list>
            <text:list-item>
              <text:p text:style-name="P12">Immersive Simulation</text:p>
              <text:list>
                <text:list-item>
                  <text:p text:style-name="P12">Levels are very open ended and focus on player choice to beat them.<text:span text:style-name="T9">[2] <text:s/></text:span></text:p>
                </text:list-item>
                <text:list-item>
                  <text:p text:style-name="P12">Moving makes you very inaccurate.</text:p>
                </text:list-item>
              </text:list>
            </text:list-item>
            <text:list-item>
              <text:p text:style-name="P12">Fast Paced Roguelike</text:p>
              <text:list>
                <text:list-item>
                  <text:p text:style-name="P12">Something like Ultrakill (2020) <text:span text:style-name="T9">[3] </text:span>in terms of movement</text:p>
                </text:list-item>
                <text:list-item>
                  <text:p text:style-name="P12">Randomly Generated Layout</text:p>
                  <text:list>
                    <text:list-item>
                      <text:p text:style-name="P12">Achieved through premade rooms.</text:p>
                      <text:list>
                        <text:list-item>
                          <text:p text:style-name="P12">Swappable interiors</text:p>
                        </text:list-item>
                        <text:list-item>
                          <text:p text:style-name="P12">Attachment poi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Competitive Shooter</text:p>
              <text:list>
                <text:list-item>
                  <text:p text:style-name="P12">Moving makes you very inaccurate.</text:p>
                </text:list-item>
                <text:list-item>
                  <text:p text:style-name="P12">Movement and mechanics akin to Valorant or Counter Strike 2<text:span text:style-name="T9">[4]</text:span></text:p>
                </text:list-item>
              </text:list>
            </text:list-item>
            <text:list-item>
              <text:p text:style-name="P12"><text:span text:style-name="T8">Puzzle Shooter.</text:span><text:span text:style-name="T9">[1]</text:span></text:p>
            </text:list-item>
            <text:list-item>
              <text:p text:style-name="P12">Parkour Shooter</text:p>
              <text:list>
                <text:list-item>
                  <text:p text:style-name="P12">Beat levels as fast as possible.</text:p>
                </text:list-item>
              </text:list>
            </text:list-item>
          </text:list>
        </text:list-item>
        <text:list-item>
          <text:p text:style-name="P12">Use of portals.<text:span text:style-name="T9">[5]</text:span></text:p>
          <text:list>
            <text:list-item>
              <text:p text:style-name="P12">Masked, unnoticeable to the player, that means they need to be flush with all corridors and walls.</text:p>
              <text:list>
                <text:list-item>
                  <text:p text:style-name="P12">Portals out in the open might work, but it’s a low chance. Keep to a minimum.</text:p>
                </text:list-item>
              </text:list>
            </text:list-item>
            <text:list-item>
              <text:p text:style-name="P12">Set, player will not be able to manipulate portals, the only interaction they have is walking through them.</text:p>
              <text:list>
                <text:list-item>
                  <text:p text:style-name="P12">Maybe make portal manipulation and visualization a feature at the end of the game as a reward for completion</text:p>
                </text:list-item>
                <text:list-item>
                  <text:p text:style-name="P12">Alternatively, a sandbox mode could be added to the game and unlocked by completing it.<text:span text:style-name="T9">[6]</text:span></text:p>
                </text:list-item>
              </text:list>
            </text:list-item>
            <text:list-item>
              <text:p text:style-name="P12">Will be difficult to make. I still don’t know how to make portals in Unity.</text:p>
            </text:list-item>
          </text:list>
        </text:list-item>
        <text:list-item>
          <text:p text:style-name="P12">Platform</text:p>
          <text:list>
            <text:list-item>
              <text:p text:style-name="P12">PC</text:p>
            </text:list-item>
            <text:list-item>
              <text:p text:style-name="P12">Console would not be a good idea because of the reload, though PlayStation may work because of the touchpad.</text:p>
            </text:list-item>
          </text:list>
        </text:list-item>
      </text:list>
      <text:h text:style-name="P11" text:outline-level="2">Roguelike About Dessert</text:h>
      <text:list text:continue-numbering="true" text:style-name="WWNum2">
        <text:list-item>
          <text:p text:style-name="P12">Gameplay: 2D Platformer Beat-em-up <text:span text:style-name="T9">[7]</text:span></text:p>
          <text:list>
            <text:list-item>
              <text:p text:style-name="P12">Randomly generated rooms with swappable layouts</text:p>
            </text:list-item>
            <text:list-item>
              <text:p text:style-name="P12">Get ingredients from enemies. </text:p>
            </text:list-item>
            <text:list-item>
              <text:p text:style-name="P12">Use them in Bakery rooms to make desserts that boost your stats. Like items in other roguelikes</text:p>
            </text:list-item>
          </text:list>
        </text:list-item>
      </text:list>
      <text:h text:style-name="P10" text:outline-level="1"><text:bookmark-start text:name="_Toc148895219"/>Bibliography<text:bookmark-end text:name="_Toc148895219"/></text:h>
      <text:p text:style-name="P7"><text:span text:style-name="T10">[</text:span><text:span text:style-name="T11">1</text:span><text:span text:style-name="T10">] </text:span><text:span text:style-name="T12">Antichamber. (2013) Computer [Game] Demruth: </text:span><text:a xlink:type="simple" xlink:href="https://store.steampowered.com/app/219890/Antichamber/" text:style-name="Internet_20_link" text:visited-style-name="Visited_20_Internet_20_Link"><text:span text:style-name="Internet_20_link"><text:span text:style-name="T12">https://store.steampowered.com/app/219890/Antichamber/</text:span></text:span></text:a><text:span text:style-name="T12"> </text:span></text:p>
      <text:p text:style-name="P6"/>
      <text:p text:style-name="P7"><text:span text:style-name="T10">[</text:span><text:span text:style-name="T11">2</text:span><text:span text:style-name="T10">] </text:span><text:span text:style-name="T12">Cruelty Squad. (2021) Computer [Game] Consumer Softproducts: </text:span><text:a xlink:type="simple" xlink:href="https://store.steampowered.com/app/1388770/Cruelty_Squad/" text:style-name="Internet_20_link" text:visited-style-name="Visited_20_Internet_20_Link"><text:span text:style-name="Internet_20_link"><text:span text:style-name="T12">https://store.steampowered.com/app/1388770/Cruelty_Squad/</text:span></text:span></text:a></text:p>
      <text:p text:style-name="P6"/>
      <text:p text:style-name="P7"><text:span text:style-name="T10">[</text:span><text:span text:style-name="T11">3</text:span><text:span text:style-name="T10">] </text:span><text:span text:style-name="T12">Deus Ex, Game of the Year Edition. (2000) Computer [Game] Eidos Interactive Corp.: </text:span><text:a xlink:type="simple" xlink:href="https://store.steampowered.com/app/6910/Deus_Ex_Game_of_the_Year_Edition/" text:style-name="Internet_20_link" text:visited-style-name="Visited_20_Internet_20_Link"><text:span text:style-name="Internet_20_link"><text:span text:style-name="T12">https://store.steampowered.com/app/6910/Deus_Ex_Game_of_the_Year_Edition/</text:span></text:span></text:a><text:span text:style-name="T12"> </text:span></text:p>
      <text:p text:style-name="P5"/>
      <text:p text:style-name="P7"><text:span text:style-name="T10">[</text:span><text:span text:style-name="T11">4</text:span><text:span text:style-name="T10">] </text:span><text:span text:style-name="T12">Ultrakill. (2020) Computer [Game] New Blood Interactive: </text:span><text:a xlink:type="simple" xlink:href="https://store.steampowered.com/app/1229490/ULTRAKILL/" text:style-name="Internet_20_link" text:visited-style-name="Visited_20_Internet_20_Link"><text:span text:style-name="Internet_20_link"><text:span text:style-name="T12">https://store.steampowered.com/app/1229490/ULTRAKILL/</text:span></text:span></text:a><text:span text:style-name="T12"> </text:span></text:p>
      <text:p text:style-name="P5"/>
      <text:p text:style-name="P7"><text:span text:style-name="T10">[</text:span><text:span text:style-name="T11">5</text:span><text:span text:style-name="T10">] </text:span><text:span text:style-name="T12">Valorant. (2020) Computer [Game] Riot Games: </text:span><text:a xlink:type="simple" xlink:href="https://playvalorant.com/en-gb/" text:style-name="Internet_20_link" text:visited-style-name="Visited_20_Internet_20_Link"><text:span text:style-name="Internet_20_link"><text:span text:style-name="T12">https://playvalorant.com/en-gb/</text:span></text:span></text:a></text:p>
      <text:p text:style-name="P7"><text:span text:style-name="T12">Counter Strike 2. (2023) Computer [Game] Valve: </text:span><text:a xlink:type="simple" xlink:href="https://store.steampowered.com/app/730/CounterStrike_2/" text:style-name="Internet_20_link" text:visited-style-name="Visited_20_Internet_20_Link"><text:span text:style-name="Internet_20_link"><text:span text:style-name="T12">https://store.steampowered.com/app/730/CounterStrike_2/</text:span></text:span></text:a><text:span text:style-name="T12"> </text:span></text:p>
      <text:p text:style-name="P5"/>
      <text:p text:style-name="P7"><text:span text:style-name="T10">[</text:span><text:span text:style-name="T11">6</text:span><text:span text:style-name="T10">] </text:span><text:span text:style-name="T12">Splitgate. (2019) Computer [Game] 1047 Games: </text:span><text:a xlink:type="simple" xlink:href="https://store.steampowered.com/app/677620/Splitgate/" text:style-name="Internet_20_link" text:visited-style-name="Visited_20_Internet_20_Link"><text:span text:style-name="Internet_20_link"><text:span text:style-name="T12">https://store.steampowered.com/app/677620/Splitgate/</text:span></text:span></text:a></text:p>
      <text:p text:style-name="P7"><text:span text:style-name="T12">Portal. (2007) Computer [Game] Valve: </text:span><text:a xlink:type="simple" xlink:href="https://store.steampowered.com/app/400/Portal/" text:style-name="Internet_20_link" text:visited-style-name="Visited_20_Internet_20_Link"><text:span text:style-name="Internet_20_link"><text:span text:style-name="T12">https://store.steampowered.com/app/400/Portal/</text:span></text:span></text:a></text:p>
      <text:p text:style-name="P7"><text:span text:style-name="T12">Portal 2. (2011) Computer [Game] Valve: </text:span><text:a xlink:type="simple" xlink:href="https://store.steampowered.com/app/620/Portal_2/" text:style-name="Internet_20_link" text:visited-style-name="Visited_20_Internet_20_Link"><text:span text:style-name="Internet_20_link"><text:span text:style-name="T12">https://store.steampowered.com/app/620/Portal_2/</text:span></text:span></text:a><text:span text:style-name="T12"> </text:span></text:p>
      <text:p text:style-name="P5"/>
      <text:p text:style-name="P7"><text:span text:style-name="T10">[</text:span><text:span text:style-name="T11">7</text:span><text:span text:style-name="T10">] </text:span><text:span text:style-name="T12">Garry’s Mod. (2006) Computer [Game] Valve: </text:span><text:a xlink:type="simple" xlink:href="https://store.steampowered.com/app/4000/Garrys_Mod/" text:style-name="Internet_20_link" text:visited-style-name="Visited_20_Internet_20_Link"><text:span text:style-name="Internet_20_link"><text:span text:style-name="T12">https://store.steampowered.com/app/4000/Garrys_Mod/</text:span></text:span></text:a><text:span text:style-name="T1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游明朝" style:font-size-asian="10pt" style:language-asian="en" style:country-asian="US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GB" style:letter-kerning="false" style:font-name-asian="游明朝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41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loext:graphic-properties draw:fill="solid" draw:fill-color="#4472c4"/>
      <style:paragraph-properties fo:margin-top="0cm" fo:margin-bottom="0cm" style:contextual-spacing="false" fo:background-color="#4472c4" fo:padding="0cm" fo:border="3pt solid #4472c4" style:shadow="none"/>
      <style:text-properties fo:text-transform="uppercase" fo:color="#ffffff" loext:opacity="100%" fo:font-size="11pt" fo:letter-spacing="0.026cm" style:font-size-asian="11pt" style:font-size-complex="11pt">
        <loext:char-complex-color loext:theme-type="light1" loext:color-type="theme"/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solid" draw:fill-color="#d9e2f3"/>
      <style:paragraph-properties fo:margin-top="0cm" fo:margin-bottom="0cm" style:contextual-spacing="false" fo:background-color="#d9e2f3" fo:padding="0cm" fo:border="3pt solid #d9e2f3" style:shadow="none"/>
      <style:text-properties fo:text-transform="uppercase" fo:letter-spacing="0.026cm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529cm" fo:margin-bottom="0cm" style:contextual-spacing="false" fo:padding-left="0cm" fo:padding-right="0cm" fo:padding-top="0.071cm" fo:padding-bottom="0cm" fo:border-left="none" fo:border-right="none" fo:border-top="0.74pt solid #4472c4" fo:border-bottom="none"/>
      <style:text-properties fo:text-transform="uppercase" fo:color="#1f3763" loext:opacity="100%" fo:letter-spacing="0.026cm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padding-left="0cm" fo:padding-right="0cm" fo:padding-top="0.071cm" fo:padding-bottom="0cm" fo:border-left="none" fo:border-right="none" fo:border-top="0.74pt dotted #4472c4" fo:border-bottom="none"/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padding-left="0cm" fo:padding-right="0cm" fo:padding-top="0cm" fo:padding-bottom="0.035cm" fo:border-left="none" fo:border-right="none" fo:border-top="none" fo:border-bottom="0.74pt solid #4472c4"/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padding-left="0cm" fo:padding-right="0cm" fo:padding-top="0cm" fo:padding-bottom="0.035cm" fo:border-left="none" fo:border-right="none" fo:border-top="none" fo:border-bottom="0.74pt dotted #4472c4"/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/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/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false"/>
      <style:text-properties fo:text-transform="uppercase" fo:color="#4472c4" loext:opacity="100%" style:font-name="Calibri Light" fo:font-family="'Calibri Light'" style:font-family-generic="roman" style:font-pitch="variable" fo:font-size="26pt" fo:letter-spacing="0.018cm" style:font-name-asian="游ゴシック Light" style:font-family-asian="'游ゴシック Light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141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aption" style:family="paragraph" style:parent-style-name="Standard" style:next-style-name="Standard">
      <style:text-properties fo:color="#2f5496" loext:opacity="100%" fo:font-size="8pt" fo:font-weight="bold" style:font-size-asian="8pt" style:font-weight-asian="bold" style:font-size-complex="8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paragraph-properties fo:margin-top="0cm" fo:margin-bottom="0.882cm" style:contextual-spacing="false"/>
      <style:text-properties fo:text-transform="uppercase" fo:color="#595959" loext:opacity="100%" fo:font-size="10.5pt" fo:letter-spacing="0.018cm" style:font-size-asian="10.5pt" style:font-size-complex="10.5pt">
        <loext:char-complex-color loext:theme-type="dark1" loext:color-type="theme">
          <loext:transformation loext:type="tint" loext:value="3490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Quote" style:family="paragraph" style:parent-style-name="Standard" style:next-style-name="Standard" loext:linked-style-name="Quote_20_Char">
      <style:text-properties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905cm" fo:margin-right="1.905cm" fo:margin-top="0.423cm" fo:margin-bottom="0.423cm" style:contextual-spacing="false" fo:text-align="center" style:justify-single-word="false"/>
      <style:text-properties fo:color="#4472c4" loext:opacity="100%" fo:font-size="12pt" style:font-size-asian="12pt" style:font-size-complex="12pt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Bibliography" style:family="paragraph" style:parent-style-name="Standard" style:next-style-name="Standard"/>
    <style:style style:name="Contents_20_2" style:display-name="Contents 2" style:family="paragraph" style:parent-style-name="Standard" style:next-style-name="Standard" style:auto-update="true" style:class="index">
      <style:paragraph-properties fo:margin-left="0.353cm" fo:margin-top="0cm" fo:margin-bottom="0.176cm" style:contextual-spacing="false"/>
    </style:style>
    <style:style style:name="Default_20_Paragraph_20_Font_20__28_WW_29_" style:display-name="Default Paragraph Font (WW)" style:family="text"/>
    <style:style style:name="Title_20_Char" style:display-name="Title Char" style:family="text" style:parent-style-name="Default_20_Paragraph_20_Font_20__28_WW_29_" loext:linked-style-name="Title">
      <style:text-properties fo:text-transform="uppercase" fo:color="#4472c4" loext:opacity="100%" style:font-name="Calibri Light" fo:font-family="'Calibri Light'" style:font-family-generic="roman" style:font-pitch="variable" fo:font-size="26pt" fo:letter-spacing="0.018cm" style:font-name-asian="游ゴシック Light" style:font-family-asian="'游ゴシック Light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accent1" loext:color-type="theme"/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text-transform="uppercase" fo:letter-spacing="0.026cm" fo:background-color="#d9e2f3"/>
    </style:style>
    <style:style style:name="Heading_20_1_20_Char" style:display-name="Heading 1 Char" style:family="text" style:parent-style-name="Default_20_Paragraph_20_Font_20__28_WW_29_" loext:linked-style-name="Heading_20_1">
      <style:text-properties fo:text-transform="uppercase" fo:color="#ffffff" loext:opacity="100%" fo:font-size="11pt" fo:letter-spacing="0.026cm" fo:background-color="#4472c4" style:font-size-asian="11pt" style:font-size-complex="11pt">
        <loext:char-complex-color loext:theme-type="light1" loext:color-type="theme"/>
      </style:text-properties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Heading_20_3_20_Char" style:display-name="Heading 3 Char" style:family="text" style:parent-style-name="Default_20_Paragraph_20_Font_20__28_WW_29_" loext:linked-style-name="Heading_20_3">
      <style:text-properties fo:text-transform="uppercase" fo:color="#1f3763" loext:opacity="100%" fo:letter-spacing="0.026cm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text-transform="uppercase" fo:color="#2f5496" loext:opacity="100%" fo:letter-spacing="0.018cm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text-transform="uppercase" fo:font-size="9pt" fo:letter-spacing="0.018cm" style:font-size-asian="9pt" style:font-size-complex="9pt"/>
    </style:style>
    <style:style style:name="Heading_20_9_20_Char" style:display-name="Heading 9 Char" style:family="text" style:parent-style-name="Default_20_Paragraph_20_Font_20__28_WW_29_" loext:linked-style-name="Heading_20_9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Subtitle_20_Char" style:display-name="Subtitle Char" style:family="text" style:parent-style-name="Default_20_Paragraph_20_Font_20__28_WW_29_" loext:linked-style-name="Subtitle">
      <style:text-properties fo:text-transform="uppercase" fo:color="#595959" loext:opacity="100%" fo:font-size="10.5pt" fo:letter-spacing="0.018cm" style:font-size-asian="10.5pt" style:font-size-complex="10.5pt">
        <loext:char-complex-color loext:theme-type="dark1" loext:color-type="theme">
          <loext:transformation loext:type="tint" loext:value="3490"/>
        </loext:char-complex-color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3763" loext:opacity="100%" fo:letter-spacing="0.009cm">
        <loext:char-complex-color loext:theme-type="accent1" loext:color-type="theme">
          <loext:transformation loext:type="shade" loext:value="5019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font-size="12pt" fo:font-style="italic" style:font-size-asian="12pt" style:font-style-asian="italic" style:font-size-complex="12pt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472c4" loext:opacity="100%" fo:font-size="12pt" style:font-size-asian="12pt" style:font-size-complex="12pt">
        <loext:char-complex-color loext:theme-type="accent1" loext:color-type="theme"/>
      </style:text-properties>
    </style:style>
    <style:style style:name="Subtle_20_Emphasis" style:display-name="Subtle Emphasis" style:family="text">
      <style:text-properties fo:color="#1f3763" loext:opacity="100%" fo:font-style="italic" style:font-style-asian="italic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nse_20_Emphasis" style:display-name="Intense Emphasis" style:family="text">
      <style:text-properties fo:text-transform="uppercase" fo:color="#1f3763" loext:opacity="100%" fo:letter-spacing="0.018cm" fo:font-weight="bold" style:font-weight-asian="bold" style:font-weight-complex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Subtle_20_Reference" style:display-name="Subtle Reference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Intense_20_Reference" style:display-name="Intense Reference" style:family="text">
      <style:text-properties fo:text-transform="uppercase" fo:color="#4472c4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游明朝" style:font-family-asian="游明朝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text-properties fo:color="#ff0000" loext:opacity="100%" fo:font-size="8pt" style:font-size-asian="8pt" style:font-size-complex="8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color="#ff0000" loext:opacity="100%" fo:font-size="8pt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style:text-position="super 58%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041cm" fo:margin-left="0cm" fo:margin-right="0cm" fo:margin-top="1.94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 loext:marker-style-name="MT1"/>
      </style:footer>
    </style:master-page>
    <style:master-page style:name="Converted2" style:page-layout-name="Mpm2" draw:style-name="Mdp1">
      <style:footer>
        <text:p text:style-name="MP2" loext:marker-style-name="MT2"><text:bookmark-start text:name="_Hlk148901393"/><text:span text:style-name="MT3">[1] </text:span><text:span text:style-name="MT2">See Antichamber. (2013) Computer [Game] Demruth: </text:span><text:a xlink:type="simple" xlink:href="https://store.steampowered.com/app/219890/Antichamber/" text:style-name="Internet_20_link" text:visited-style-name="Visited_20_Internet_20_Link"><text:span text:style-name="Internet_20_link"><text:span text:style-name="MT2">https://store.steampowered.com/app/219890/Antichamber/</text:span></text:span></text:a><text:span text:style-name="MT2"> </text:span></text:p>
        <text:p text:style-name="MP2" loext:marker-style-name="MT2"><text:span text:style-name="MT3">[2] </text:span><text:span text:style-name="MT2">See Cruelty Squad. (2021) Computer [Game] Consumer Softproducts: </text:span><text:a xlink:type="simple" xlink:href="https://store.steampowered.com/app/1388770/Cruelty_Squad/" text:style-name="Internet_20_link" text:visited-style-name="Visited_20_Internet_20_Link"><text:span text:style-name="Internet_20_link"><text:span text:style-name="MT2">https://store.steampowered.com/app/1388770/Cruelty_Squad/</text:span></text:span></text:a><text:span text:style-name="MT2"> ,</text:span></text:p>
        <text:p text:style-name="MP2" loext:marker-style-name="MT2"><text:span text:style-name="MT2">&amp; Deus Ex, Game of the Year Edition. (2000) Computer [Game] Eidos Interactive Corp.: </text:span><text:a xlink:type="simple" xlink:href="https://store.steampowered.com/app/6910/Deus_Ex_Game_of_the_Year_Edition/" text:style-name="Internet_20_link" text:visited-style-name="Visited_20_Internet_20_Link"><text:span text:style-name="Internet_20_link"><text:span text:style-name="MT2">https://store.steampowered.com/app/6910/Deus_Ex_Game_of_the_Year_Edition/</text:span></text:span></text:a><text:span text:style-name="MT2"> </text:span></text:p>
        <text:p text:style-name="MP2" loext:marker-style-name="MT2"><text:span text:style-name="MT3">[3] </text:span><text:span text:style-name="MT2">Ultrakill. (2020) Computer [Game] New Blood Interactive: </text:span><text:a xlink:type="simple" xlink:href="https://store.steampowered.com/app/1229490/ULTRAKILL/" text:style-name="Internet_20_link" text:visited-style-name="Visited_20_Internet_20_Link"><text:span text:style-name="Internet_20_link"><text:span text:style-name="MT2">https://store.steampowered.com/app/1229490/ULTRAKILL/</text:span></text:span></text:a><text:span text:style-name="MT2"> </text:span></text:p>
        <text:p text:style-name="MP2" loext:marker-style-name="MT2"><text:span text:style-name="MT3">[4] </text:span><text:span text:style-name="MT2">Valorant. (2020) Computer [Game] Riot Games: </text:span><text:a xlink:type="simple" xlink:href="https://playvalorant.com/en-gb/" text:style-name="Internet_20_link" text:visited-style-name="Visited_20_Internet_20_Link"><text:span text:style-name="Internet_20_link"><text:span text:style-name="MT2">https://playvalorant.com/en-gb/</text:span></text:span></text:a><text:span text:style-name="MT2"> ,</text:span></text:p>
        <text:p text:style-name="MP2" loext:marker-style-name="MT1"><text:span text:style-name="MT2">&amp; Counter Strike 2. (2023) Computer [Game] Valve: </text:span><text:a xlink:type="simple" xlink:href="https://store.steampowered.com/app/730/CounterStrike_2/" text:style-name="Internet_20_link" text:visited-style-name="Visited_20_Internet_20_Link"><text:span text:style-name="Internet_20_link"><text:span text:style-name="MT2">https://store.steampowered.com/app/730/CounterStrike_2/</text:span></text:span></text:a><text:span text:style-name="MT2"> </text:span></text:p>
        <text:p text:style-name="MP2" loext:marker-style-name="MT3"><text:span text:style-name="MT3">[5] </text:span><text:span text:style-name="MT2">See Splitgate. (2019) Computer [Game] 1047 Games: </text:span><text:a xlink:type="simple" xlink:href="https://store.steampowered.com/app/677620/Splitgate/" text:style-name="Internet_20_link" text:visited-style-name="Visited_20_Internet_20_Link"><text:span text:style-name="Internet_20_link"><text:span text:style-name="MT2">https://store.steampowered.com/app/677620/Splitgate/</text:span></text:span></text:a><text:span text:style-name="MT2"> ,</text:span></text:p>
        <text:p text:style-name="MP2" loext:marker-style-name="MT2"><text:span text:style-name="MT2">Portal. (2007) Computer [Game] Valve: </text:span><text:a xlink:type="simple" xlink:href="https://store.steampowered.com/app/400/Portal/" text:style-name="Internet_20_link" text:visited-style-name="Visited_20_Internet_20_Link"><text:span text:style-name="Internet_20_link"><text:span text:style-name="MT2">https://store.steampowered.com/app/400/Portal/</text:span></text:span></text:a><text:span text:style-name="MT2"> , </text:span></text:p>
        <text:p text:style-name="MP2" loext:marker-style-name="MT1"><text:span text:style-name="MT2">&amp; Portal 2. (2011) Computer [Game] Valve: </text:span><text:a xlink:type="simple" xlink:href="https://store.steampowered.com/app/620/Portal_2/" text:style-name="Internet_20_link" text:visited-style-name="Visited_20_Internet_20_Link"><text:span text:style-name="Internet_20_link"><text:span text:style-name="MT2">https://store.steampowered.com/app/620/Portal_2/</text:span></text:span></text:a><text:span text:style-name="MT2"> </text:span></text:p>
        <text:p text:style-name="MP2" loext:marker-style-name="MT1"><text:span text:style-name="MT3">[6]</text:span><text:span text:style-name="MT2"> See Garry’s Mod. (2006) Computer [Game] Valve: </text:span><text:a xlink:type="simple" xlink:href="https://store.steampowered.com/app/4000/Garrys_Mod/" text:style-name="Internet_20_link" text:visited-style-name="Visited_20_Internet_20_Link"><text:span text:style-name="Internet_20_link"><text:span text:style-name="MT2">https://store.steampowered.com/app/4000/Garrys_Mod/</text:span></text:span></text:a><text:span text:style-name="MT2"> </text:span><text:bookmark-end text:name="_Hlk148901393"/></text:p>
        <text:p text:style-name="MP2" loext:marker-style-name="MT1"><text:span text:style-name="MT2"><text:s/></text:span><text:span text:style-name="MT1"/></text:p>
      </style:footer>
    </style:master-page>
    <style:master-page style:name="Converted3" style:page-layout-name="Mpm2" draw:style-name="Mdp1">
      <style:footer>
        <text:p text:style-name="MP2" loext:marker-style-name="MT3"><text:span text:style-name="MT3">[7] </text:span><text:span text:style-name="MT2">See BlazBlue Entropy Effect. (2023) Computer [Game] 91 Act: </text:span><text:a xlink:type="simple" xlink:href="https://store.steampowered.com/app/2273430/BlazBlue_Entropy_Effect/" text:style-name="Internet_20_link" text:visited-style-name="Visited_20_Internet_20_Link"><text:span text:style-name="Internet_20_link"><text:span text:style-name="MT2">https://store.steampowered.com/app/2273430/BlazBlue_Entropy_Effect/</text:span></text:span></text:a><text:span text:style-name="MT2"> </text:span></text:p>
      </style:footer>
    </style:master-page>
    <style:master-page style:name="Converted4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 Ciobanu</meta:initial-creator>
    <meta:editing-cycles>16</meta:editing-cycles>
    <meta:creation-date>2023-10-12T16:21:00</meta:creation-date>
    <dc:date>2024-01-04T15:56:36.076792908</dc:date>
    <meta:editing-duration>P1DT12H49M8S</meta:editing-duration>
    <meta:generator>LibreOffice/7.6.4.1$Linux_X86_64 LibreOffice_project/60$Build-1</meta:generator>
    <meta:document-statistic meta:table-count="0" meta:image-count="0" meta:object-count="0" meta:page-count="5" meta:paragraph-count="72" meta:word-count="576" meta:character-count="4392" meta:non-whitespace-character-count="3904"/>
    <meta:user-defined meta:name="AppVersion">16.0000</meta:user-defined>
    <meta:template xlink:type="simple" xlink:actuate="onRequest" xlink:title="Normal.dotm" xlink:href=""/>
  </office:meta>
</office:document-meta>
</file>